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cm" fo:border="none" style:writing-mode="page"/>
    </style:style>
    <style:style style:name="Tabela1.3" style:family="table-row">
      <style:table-row-properties style:min-row-height="0.623cm"/>
    </style:style>
    <style:style style:name="Tabela1.9" style:family="table-row">
      <style:table-row-properties style:min-row-height="0.596cm"/>
    </style:style>
    <style:style style:name="P1" style:family="paragraph" style:parent-style-name="Standard">
      <style:text-properties officeooo:rsid="000f7e3f" officeooo:paragraph-rsid="000f7e3f"/>
    </style:style>
    <style:style style:name="P2" style:family="paragraph" style:parent-style-name="Standard">
      <style:text-properties officeooo:rsid="000f7e3f" officeooo:paragraph-rsid="0011f187"/>
    </style:style>
    <style:style style:name="P3" style:family="paragraph" style:parent-style-name="Standard">
      <style:text-properties officeooo:rsid="0010a8b6" officeooo:paragraph-rsid="0010a8b6"/>
    </style:style>
    <style:style style:name="P4" style:family="paragraph" style:parent-style-name="Standard">
      <style:text-properties officeooo:rsid="0010a8b6" officeooo:paragraph-rsid="0011f187"/>
    </style:style>
    <style:style style:name="P5" style:family="paragraph" style:parent-style-name="Standard">
      <style:text-properties officeooo:rsid="0011f187" officeooo:paragraph-rsid="0011f187"/>
    </style:style>
    <style:style style:name="P6" style:family="paragraph" style:parent-style-name="Standard">
      <style:text-properties fo:font-size="40pt" officeooo:rsid="000f7e3f" officeooo:paragraph-rsid="000f7e3f" style:font-size-asian="40pt" style:font-size-complex="40pt"/>
    </style:style>
    <style:style style:name="P7" style:family="paragraph" style:parent-style-name="Standard">
      <style:text-properties fo:font-size="40pt" officeooo:rsid="0015e978" officeooo:paragraph-rsid="0015e978" style:font-size-asian="40pt" style:font-size-complex="40pt"/>
    </style:style>
    <style:style style:name="P8" style:family="paragraph" style:parent-style-name="Standard">
      <style:text-properties officeooo:rsid="0012bec0" officeooo:paragraph-rsid="0012bec0"/>
    </style:style>
    <style:style style:name="P9" style:family="paragraph" style:parent-style-name="Standard">
      <style:text-properties officeooo:rsid="001385ab" officeooo:paragraph-rsid="001385ab"/>
    </style:style>
    <style:style style:name="P10" style:family="paragraph" style:parent-style-name="Standard">
      <style:text-properties officeooo:rsid="0015e978" officeooo:paragraph-rsid="0015e978"/>
    </style:style>
    <style:style style:name="P11" style:family="paragraph" style:parent-style-name="Standard">
      <style:text-properties fo:font-size="12pt" officeooo:rsid="0015e978" officeooo:paragraph-rsid="0015e978" style:font-size-asian="10.5pt" style:font-size-complex="12pt"/>
    </style:style>
    <style:style style:name="P12" style:family="paragraph" style:parent-style-name="Standard">
      <style:text-properties fo:font-size="12pt" officeooo:rsid="0016aec2" officeooo:paragraph-rsid="0016aec2" style:font-size-asian="10.5pt" style:font-size-complex="12pt"/>
    </style:style>
    <style:style style:name="P13" style:family="paragraph" style:parent-style-name="Table_20_Contents">
      <style:text-properties officeooo:rsid="0011f187" officeooo:paragraph-rsid="0011f187"/>
    </style:style>
    <style:style style:name="P14" style:family="paragraph" style:parent-style-name="Table_20_Contents">
      <style:text-properties officeooo:rsid="0012bec0" officeooo:paragraph-rsid="0012bec0"/>
    </style:style>
    <style:style style:name="P15" style:family="paragraph" style:parent-style-name="Table_20_Contents">
      <style:text-properties officeooo:rsid="0012bec0" officeooo:paragraph-rsid="00133f02"/>
    </style:style>
    <style:style style:name="P16" style:family="paragraph" style:parent-style-name="Table_20_Contents">
      <style:text-properties officeooo:rsid="00151b4f" officeooo:paragraph-rsid="00151b4f"/>
    </style:style>
    <style:style style:name="T1" style:family="text">
      <style:text-properties officeooo:rsid="0010a8b6"/>
    </style:style>
    <style:style style:name="T2" style:family="text">
      <style:text-properties officeooo:rsid="0011f187"/>
    </style:style>
    <style:style style:name="T3" style:family="text">
      <style:text-properties officeooo:rsid="0012bec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officeooo:rsid="00133f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tnieją 4 postacie i każda ma swoje atrybuty unikatowe, klasy są po kolei : <text:line-break/>Notatki do umiejętności : </text:p>
      <text:p text:style-name="P1">Zdrowie : Odnawia się do full z początkiem każdego nowego poziomu i teraz uważaj, jeśli podczas walki zdrowie spadnie do 60%, zdrowie po walce wynosi 80% (czyli wojownik z 200 zdrowia, dostaje 100 dmg na morde, teraz po skończonej walce ma 160 do końca danego poziomu).</text:p>
      <text:p text:style-name="P1">Jeżeli podczas walki zdrowie spadnie do 30%&lt; zdrowie po walce wynosi 60%.</text:p>
      <text:p text:style-name="P1"/>
      <text:p text:style-name="P1">Atak wręcz : Nieskończona ilość ataków na runde. Nie zużywa wytrzymałości. 50% na kontratak za 50% dmg przeciwnej jednostki.</text:p>
      <text:p text:style-name="P1">Atak zasięgowy : Zużywa wytrzymałość i amunicje. Brak możliwości na kontratak.</text:p>
      <text:p text:style-name="P10">Amunicja : Ilość na jeden poziom dungeonu. </text:p>
      <text:p text:style-name="P1"/>
      <text:p text:style-name="P6">Wojownik : </text:p>
      <text:p text:style-name="P1">Podstawowe zdrowie : 200 </text:p>
      <text:p text:style-name="P1">Podstawowa stamina : 50</text:p>
      <text:p text:style-name="P3">Podstawowa amunicja do ataków zasięgowych : 3</text:p>
      <text:p text:style-name="P1">Podstawowy atak wręcz : 25 dmg.</text:p>
      <text:p text:style-name="P3">Atak wręcz Cięty : 1.5 razy obrażenia (round down), w 3 różnych przeciwników, <text:span text:style-name="T2">zużywa 25 staminy.</text:span></text:p>
      <text:p text:style-name="P3">Atak wręcz obuchowy : <text:span text:style-name="T2">2.5 razy obrażenia (round down) w 1 przeciwnika, zużywa 30 staminy</text:span></text:p>
      <text:p text:style-name="P5">Atak wręcz żywiołowy(aby odblokować trzeba mieć przedmiot),zużywa 25 staminy.</text:p>
      <text:p text:style-name="P1">Podstawowy atak zasięgowy : 15 dmg, zużywa 15 staminy</text:p>
      <text:p text:style-name="P8">Regeneracja staminy : 10 po walce, 3 co rundę</text:p>
      <text:p text:style-name="P6">Mag : </text:p>
      <text:p text:style-name="P1">Podstawowe zdrowie : 125</text:p>
      <text:p text:style-name="P1">Podstawowa stamina : 150</text:p>
      <text:p text:style-name="P3">Podstawowa amunicja do ataków zasięgowych : Nieograniczona</text:p>
      <text:p text:style-name="P1">Podstawowy atak wręcz : 10 dmg.</text:p>
      <text:p text:style-name="P5">Atak wręcz żywiołowy(aby odblokować trzeba mieć przedmiot),zużywa <text:span text:style-name="T3">7</text:span>0 staminy.</text:p>
      <text:p text:style-name="P1">Podstawowy atak zasięgowy : 3<text:span text:style-name="T1">5</text:span> dmg, zużywa <text:span text:style-name="T1">50</text:span> staminy.</text:p>
      <text:p text:style-name="P8">Regeneracja staminy : <text:s/>20 po walce, 10 co rundę </text:p>
      <text:p text:style-name="P1"/>
      <text:p text:style-name="P1"><text:span text:style-name="T4">Łotrzyk : </text:span><text:line-break/>Podstawowe zdrowie : 1<text:span text:style-name="T2">40</text:span></text:p>
      <text:p text:style-name="P1">Podstawowa stamina : 120 </text:p>
      <text:p text:style-name="P2">Podstawowy atak wręcz : 30 dmg.</text:p>
      <text:p text:style-name="P4">Atak wręcz Cięty : 1.5 razy obrażenia (round down), w 3 różnych przeciwników, <text:span text:style-name="T2">zużywa 25 staminy.</text:span></text:p>
      <text:p text:style-name="P2"><text:span text:style-name="T2">Atak wręcz żywiołowy(aby odblokować trzeba mieć przedmiot),zużywa 30 staminy.</text:span><text:line-break/><text:span text:style-name="T1">Podstawowa amunicja do ataków zasięgowych : 5</text:span></text:p>
      <text:p text:style-name="P1">Podstawowy atak zasięgowy : 25 dmg, zużywa 30 staminy</text:p>
      <text:p text:style-name="P9">Regeneracja staminy : Full po walce, 0 co rundę.</text:p>
      <text:p text:style-name="P6"/>
      <text:p text:style-name="P6"><text:soft-page-break/>Łucznik : <text:s/></text:p>
      <text:p text:style-name="P1">Podstawowe zdrowie : 125</text:p>
      <text:p text:style-name="P3">Podstawowa stamina : 150</text:p>
      <text:p text:style-name="P3">Podstawowa amunicja do ataków zasięgowych : 20</text:p>
      <text:p text:style-name="P5">Atak wręcz żywiołowy(aby odblokować trzeba mieć przedmiot),zużywa 75 staminy.</text:p>
      <text:p text:style-name="P1">Podstawowy atak wręcz : 15 dmg.</text:p>
      <text:p text:style-name="P3">Podstawowy atak zasięgowy : 30dmg, zużywa 30 staminy</text:p>
      <text:p text:style-name="P9">Regeneracja staminy : 75 Po walce, 5 co rundę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abela podstawowych statystyk : </text:p>
      <table:table table:name="Tabela1" table:style-name="Tabela1">
        <table:table-column table:style-name="Tabela1.A" table:number-columns-repeated="5"/>
        <table:table-row table:style-name="TableLine2076680133264">
          <table:table-cell table:style-name="Tabela1.A1" office:value-type="string">
            <text:p text:style-name="P13">Umiejętność\Postać</text:p>
          </table:table-cell>
          <table:table-cell table:style-name="Tabela1.A1" office:value-type="string">
            <text:p text:style-name="P13">Wojownik</text:p>
          </table:table-cell>
          <table:table-cell table:style-name="Tabela1.A1" office:value-type="string">
            <text:p text:style-name="P13">Mag</text:p>
          </table:table-cell>
          <table:table-cell table:style-name="Tabela1.A1" office:value-type="string">
            <text:p text:style-name="P13">Łotrzyk</text:p>
          </table:table-cell>
          <table:table-cell table:style-name="Tabela1.A1" office:value-type="string">
            <text:p text:style-name="P13">Łucznik</text:p>
          </table:table-cell>
        </table:table-row>
        <table:table-row table:style-name="TableLine2076680133264">
          <table:table-cell table:style-name="Tabela1.A1" office:value-type="string">
            <text:p text:style-name="P13">Zdrowie[MAX_hp]</text:p>
          </table:table-cell>
          <table:table-cell table:style-name="Tabela1.A1" office:value-type="string">
            <text:p text:style-name="P13">200</text:p>
          </table:table-cell>
          <table:table-cell table:style-name="Tabela1.A1" office:value-type="string">
            <text:p text:style-name="P13">125</text:p>
          </table:table-cell>
          <table:table-cell table:style-name="Tabela1.A1" office:value-type="string">
            <text:p text:style-name="P13">140</text:p>
          </table:table-cell>
          <table:table-cell table:style-name="Tabela1.A1" office:value-type="string">
            <text:p text:style-name="P13">125</text:p>
          </table:table-cell>
        </table:table-row>
        <table:table-row table:style-name="Tabela1.3">
          <table:table-cell table:style-name="Tabela1.A1" office:value-type="string">
            <text:p text:style-name="P13">Stamina[MAX_st]</text:p>
          </table:table-cell>
          <table:table-cell table:style-name="Tabela1.A1" office:value-type="string">
            <text:p text:style-name="P13">50</text:p>
          </table:table-cell>
          <table:table-cell table:style-name="Tabela1.A1" office:value-type="string">
            <text:p text:style-name="P13">150</text:p>
          </table:table-cell>
          <table:table-cell table:style-name="Tabela1.A1" office:value-type="string">
            <text:p text:style-name="P13">120</text:p>
          </table:table-cell>
          <table:table-cell table:style-name="Tabela1.A1" office:value-type="string">
            <text:p text:style-name="P13">150</text:p>
          </table:table-cell>
        </table:table-row>
        <table:table-row table:style-name="TableLine2076680133264">
          <table:table-cell table:style-name="Tabela1.A1" office:value-type="string">
            <text:p text:style-name="P13">Amunicja</text:p>
            <text:p text:style-name="P13">[MAX_am]</text:p>
          </table:table-cell>
          <table:table-cell table:style-name="Tabela1.A1" office:value-type="string">
            <text:p text:style-name="P13">3</text:p>
          </table:table-cell>
          <table:table-cell table:style-name="Tabela1.A1" office:value-type="string">
            <text:p text:style-name="P13">Infinity</text:p>
          </table:table-cell>
          <table:table-cell table:style-name="Tabela1.A1" office:value-type="string">
            <text:p text:style-name="P13">5</text:p>
          </table:table-cell>
          <table:table-cell table:style-name="Tabela1.A1" office:value-type="string">
            <text:p text:style-name="P13">20</text:p>
          </table:table-cell>
        </table:table-row>
        <table:table-row table:style-name="TableLine2076680133264">
          <table:table-cell table:style-name="Tabela1.A1" office:value-type="string">
            <text:p text:style-name="P13">Mele Basic[dmg]</text:p>
          </table:table-cell>
          <table:table-cell table:style-name="Tabela1.A1" office:value-type="string">
            <text:p text:style-name="P13">25</text:p>
          </table:table-cell>
          <table:table-cell table:style-name="Tabela1.A1" office:value-type="string">
            <text:p text:style-name="P13">10</text:p>
          </table:table-cell>
          <table:table-cell table:style-name="Tabela1.A1" office:value-type="string">
            <text:p text:style-name="P13">30</text:p>
          </table:table-cell>
          <table:table-cell table:style-name="Tabela1.A1" office:value-type="string">
            <text:p text:style-name="P13">15</text:p>
          </table:table-cell>
        </table:table-row>
        <table:table-row table:style-name="TableLine2076680133264">
          <table:table-cell table:style-name="Tabela1.A1" office:value-type="string">
            <text:p text:style-name="P13">Mele Cięty</text:p>
          </table:table-cell>
          <table:table-cell table:style-name="Tabela1.A1" office:value-type="string">
            <text:p text:style-name="P13">1.5xMele Basic </text:p>
          </table:table-cell>
          <table:table-cell table:style-name="Tabela1.A1" office:value-type="string">
            <text:p text:style-name="P13">------------------------</text:p>
          </table:table-cell>
          <table:table-cell table:style-name="Tabela1.A1" office:value-type="string">
            <text:p text:style-name="P13">1.5xMele Basic</text:p>
          </table:table-cell>
          <table:table-cell table:style-name="Tabela1.A1" office:value-type="string">
            <text:p text:style-name="Table_20_Contents">------------------------</text:p>
          </table:table-cell>
        </table:table-row>
        <table:table-row table:style-name="TableLine2076680133264">
          <table:table-cell table:style-name="Tabela1.A1" office:value-type="string">
            <text:p text:style-name="P13">Mele Obuchowy</text:p>
          </table:table-cell>
          <table:table-cell table:style-name="Tabela1.A1" office:value-type="string">
            <text:p text:style-name="P14">2.5Mele Basic</text:p>
          </table:table-cell>
          <table:table-cell table:style-name="Tabela1.A1" office:value-type="string">
            <text:p text:style-name="Table_20_Contents">------------------------</text:p>
          </table:table-cell>
          <table:table-cell table:style-name="Tabela1.A1" office:value-type="string">
            <text:p text:style-name="Table_20_Contents">------------------------</text:p>
          </table:table-cell>
          <table:table-cell table:style-name="Tabela1.A1" office:value-type="string">
            <text:p text:style-name="Table_20_Contents">------------------------</text:p>
          </table:table-cell>
        </table:table-row>
        <table:table-row table:style-name="TableLine2076680133264">
          <table:table-cell table:style-name="Tabela1.A1" office:value-type="string">
            <text:p text:style-name="P15">Żywiołowy</text:p>
            <text:p text:style-name="P15"><text:span text:style-name="T5">[dmg/stamina]</text:span></text:p>
          </table:table-cell>
          <table:table-cell table:style-name="Tabela1.A1" office:value-type="string">
            <text:p text:style-name="P14">1.5Mele Basic x przelicznik/<text:span text:style-name="T5">30</text:span></text:p>
          </table:table-cell>
          <table:table-cell table:style-name="Tabela1.A1" office:value-type="string">
            <text:p text:style-name="P14">1.5 Dystansowy x przelicznik/<text:span text:style-name="T5">70</text:span></text:p>
          </table:table-cell>
          <table:table-cell table:style-name="Tabela1.A1" office:value-type="string">
            <text:p text:style-name="P14">1.5 Mele Basic <text:span text:style-name="T5">x</text:span> przelicznik/<text:span text:style-name="T5">30</text:span></text:p>
          </table:table-cell>
          <table:table-cell table:style-name="Tabela1.A1" office:value-type="string">
            <text:p text:style-name="P14">1.5 Dystansowy Basic x przelicznik/<text:span text:style-name="T5">75</text:span></text:p>
          </table:table-cell>
        </table:table-row>
        <table:table-row table:style-name="Tabela1.9">
          <table:table-cell table:style-name="Tabela1.A1" office:value-type="string">
            <text:p text:style-name="P14">Zasięgowy dmg/stamina</text:p>
          </table:table-cell>
          <table:table-cell table:style-name="Tabela1.A1" office:value-type="string">
            <text:p text:style-name="P14">15/15</text:p>
          </table:table-cell>
          <table:table-cell table:style-name="Tabela1.A1" office:value-type="string">
            <text:p text:style-name="P14">35/50</text:p>
          </table:table-cell>
          <table:table-cell table:style-name="Tabela1.A1" office:value-type="string">
            <text:p text:style-name="P14">25/30</text:p>
          </table:table-cell>
          <table:table-cell table:style-name="Tabela1.A1" office:value-type="string">
            <text:p text:style-name="P14">30/30</text:p>
            <text:p text:style-name="P14"/>
          </table:table-cell>
        </table:table-row>
        <table:table-row table:style-name="Tabela1.9">
          <table:table-cell table:style-name="Tabela1.A1" office:value-type="string">
            <text:p text:style-name="P16">ST regen </text:p>
            <text:p text:style-name="P16">[po walce/co runde]</text:p>
          </table:table-cell>
          <table:table-cell table:style-name="Tabela1.A1" office:value-type="string">
            <text:p text:style-name="P16">10/3</text:p>
          </table:table-cell>
          <table:table-cell table:style-name="Tabela1.A1" office:value-type="string">
            <text:p text:style-name="P16">20/10</text:p>
          </table:table-cell>
          <table:table-cell table:style-name="Tabela1.A1" office:value-type="string">
            <text:p text:style-name="P16">Full/0</text:p>
          </table:table-cell>
          <table:table-cell table:style-name="Tabela1.A1" office:value-type="string">
            <text:p text:style-name="P16">75/5</text:p>
          </table:table-cell>
        </table:table-row>
      </table:table>
      <text:p text:style-name="P5"/>
      <text:p text:style-name="P10">Możliwe przedmioty do ekwipunku : </text:p>
      <text:p text:style-name="P10">Broń jednoręczna</text:p>
      <text:p text:style-name="P10">Tarcza</text:p>
      <text:p text:style-name="P10">Pierścień</text:p>
      <text:p text:style-name="P10">Napierśnik</text:p>
      <text:p text:style-name="P10">Buty</text:p>
      <text:p text:style-name="P10">Amulet</text:p>
      <text:p text:style-name="P10"/>
      <text:p text:style-name="P10"/>
      <text:p text:style-name="P10"/>
      <text:p text:style-name="P7">Common</text:p>
      <text:p text:style-name="P11">Pierścień Używania mocy Ognia : Daje dostęp do ataków ognia, +8 dmg do dmg ataku wręcz, +8 dmg do dmg ataku zasięgowego.</text:p>
      <text:p text:style-name="P11">Pierścień Używania mocy Wody : Daje dostęp do ataków wody, +7 dmg do dmg ataku wręcz, +7 dmg do dmg ataku zasięgowego.</text:p>
      <text:p text:style-name="P11"><text:soft-page-break/>Pierścień Używania mocy Wiatru : Daje dostęp do ataków wiatru, +6 do dmg ataku wręcz, +6 dmg do dmg ataku zasięgowego.</text:p>
      <text:p text:style-name="P11">Pierścień Używania mocy ziemi : Daje dostęp do ataków ziemi, +5 do dmg ataku wręcz, +6 dmg do dmg ataku zasięgowego.</text:p>
      <text:p text:style-name="P11"/>
      <text:p text:style-name="P11"/>
      <text:p text:style-name="P7">Only Wojownik</text:p>
      <text:p text:style-name="P12">Tarcza Zielona : +3 armora ( Każdy atak przeciwnika zmniejszony o wartość armora)</text:p>
      <text:p text:style-name="P12">Tarcza Niebieska : +5 armora</text:p>
      <text:p text:style-name="P12">Tarcza Czerwona : +10 armora</text:p>
      <text:p text:style-name="P12">Tarcza Czarna : + 15 armora</text:p>
      <text:p text:style-name="P12">Tarcza Tęczowa : +25 armora</text:p>
      <text:p text:style-name="P7">Only Mag</text:p>
      <text:p text:style-name="P7"/>
      <text:p text:style-name="P7">Only Łotrzyk</text:p>
      <text:p text:style-name="P7"/>
      <text:p text:style-name="P7">Only Łucznik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22:50:39.568000000</meta:creation-date>
    <dc:date>2022-04-17T00:05:58.946000000</dc:date>
    <meta:editing-duration>PT10M6S</meta:editing-duration>
    <meta:editing-cycles>4</meta:editing-cycles>
    <meta:generator>LibreOffice/7.2.4.1$Windows_X86_64 LibreOffice_project/27d75539669ac387bb498e35313b970b7fe9c4f9</meta:generator>
    <meta:document-statistic meta:table-count="1" meta:image-count="0" meta:object-count="0" meta:page-count="3" meta:paragraph-count="114" meta:word-count="581" meta:character-count="3631" meta:non-whitespace-character-count="3148"/>
  </office:meta>
</office:document-meta>
</file>